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ad7" officeooo:paragraph-rsid="0012fad7"/>
    </style:style>
    <style:style style:name="P2" style:family="paragraph" style:parent-style-name="Standard">
      <style:text-properties officeooo:rsid="0012fad7" officeooo:paragraph-rsid="0012fad7"/>
    </style:style>
    <style:style style:name="P3" style:family="paragraph" style:parent-style-name="Standard">
      <style:text-properties officeooo:rsid="0012fad7" officeooo:paragraph-rsid="00142f9c"/>
    </style:style>
    <style:style style:name="P4" style:family="paragraph" style:parent-style-name="Standard">
      <style:text-properties officeooo:rsid="0013ab46" officeooo:paragraph-rsid="0013ab46"/>
    </style:style>
    <style:style style:name="P5" style:family="paragraph" style:parent-style-name="Standard">
      <style:text-properties officeooo:rsid="00142f9c" officeooo:paragraph-rsid="00142f9c"/>
    </style:style>
    <style:style style:name="T1" style:family="text">
      <style:text-properties officeooo:rsid="001377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/text:span>Join von Objekt zu array in Anwendung behandelt array als objekt.<text:line-break/>Beispiel: Betriebskostenabrechnung.</text:p>
      <text:p text:style-name="P1"/>
      <text:p text:style-name="P1">2) Join gesetzte Data Action wird ausgeführt. Jedoch wird auch normale detail function aufgerufen.</text:p>
      <text:p text:style-name="P1">Beispiel wie <text:span text:style-name="T1">bei 1</text:span>.</text:p>
      <text:p text:style-name="P1"/>
      <text:p text:style-name="P4">3) GetRow(0) Liefert nicht immer die gewünschte Zeile. Sieht so aus als würde immer die Zeile der aktuellen Dimension ausgegeben.<text:line-break/>Beispiel. Wie bei 1 in method ‚detail‘ or <text:s/>‚renderErgebnisBetriebskosten‘. Gewünscht ist immer die Vertragseinheit. Geliefert wird manchmal aus Detail die eine Zeile aus dem Array Kosten.</text:p>
      <text:p text:style-name="P4"/>
      <text:p text:style-name="P5">4) Calculator mit Bcmath rechnet nicht richtig. Es gibt Rundungsdifferenzen die eigentlich ausgeschlossen werden sollten.</text:p>
      <text:p text:style-name="P3">Beispiel: Betriebskostenabrechnu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2T17:23:20.834000000</meta:creation-date>
    <dc:date>2023-08-13T17:53:35.445000000</dc:date>
    <meta:editing-duration>PT8H21M44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6" meta:word-count="95" meta:character-count="694" meta:non-whitespace-character-count="604"/>
  </office:meta>
</office:document-meta>
</file>